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1" style:family="table">
      <style:table-properties style:width="7.0354in" table:align="left"/>
    </style:style>
    <style:style style:name="Table1.A" style:family="table-column">
      <style:table-column-properties style:column-width="1.9229in"/>
    </style:style>
    <style:style style:name="Table1.B" style:family="table-column">
      <style:table-column-properties style:column-width="1.8417in"/>
    </style:style>
    <style:style style:name="Table1.C" style:family="table-column">
      <style:table-column-properties style:column-width="1.7771in"/>
    </style:style>
    <style:style style:name="Table1.D" style:family="table-column">
      <style:table-column-properties style:column-width="1.4938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2.6875in" table:align="left"/>
    </style:style>
    <style:style style:name="Table3.A" style:family="table-column">
      <style:table-column-properties style:column-width="0.5903in"/>
    </style:style>
    <style:style style:name="Table3.B" style:family="table-column">
      <style:table-column-properties style:column-width="2.09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46in" table:align="left"/>
    </style:style>
    <style:style style:name="Table4.A" style:family="table-column">
      <style:table-column-properties style:column-width="2.421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2646in" table:align="left"/>
    </style:style>
    <style:style style:name="Table5.A" style:family="table-column">
      <style:table-column-properties style:column-width="2.421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2646in" table:align="left"/>
    </style:style>
    <style:style style:name="Table6.A" style:family="table-column">
      <style:table-column-properties style:column-width="2.4215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c5cc2e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c5cc2e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c5cc2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bb9963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ca4c0" officeooo:paragraph-rsid="00bca4c0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e4b04" officeooo:paragraph-rsid="00be4b0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2ba05" officeooo:paragraph-rsid="00c2ba05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3907d" officeooo:paragraph-rsid="00c3907d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5cc2e" officeooo:paragraph-rsid="00c5eb2b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5eb2b" officeooo:paragraph-rsid="00c5eb2b" style:font-size-asian="11pt" style:language-asian="zxx" style:country-asian="none" style:font-size-complex="11pt" style:language-complex="zxx" style:country-complex="none"/>
    </style:style>
    <style:style style:name="P15" style:family="paragraph" style:parent-style-name="Heading_20_3">
      <style:paragraph-properties fo:margin-top="0in" fo:margin-bottom="0.1in" style:contextual-spacing="false" fo:keep-with-next="always"/>
      <style:text-properties officeooo:paragraph-rsid="00c5cc2e"/>
    </style:style>
    <style:style style:name="P16" style:family="paragraph" style:parent-style-name="Text_20_body">
      <style:paragraph-properties fo:margin-top="0in" fo:margin-bottom="0.1in" style:contextual-spacing="false"/>
      <style:text-properties officeooo:paragraph-rsid="00c5cc2e"/>
    </style:style>
    <style:style style:name="P17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bb996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c5cc2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c5eb2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5eb2b" officeooo:paragraph-rsid="00c5eb2b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5eb2b" officeooo:paragraph-rsid="00cbaed0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none" officeooo:rsid="00c9bfdb" officeooo:paragraph-rsid="00c9bfd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c5cc2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 fo:text-align="center" style:justify-single-word="false"/>
      <style:text-properties style:font-name="Ubuntu" fo:font-size="11pt" fo:language="zxx" fo:country="none" officeooo:rsid="006dac31" officeooo:paragraph-rsid="00c5cc2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6dac31" officeooo:paragraph-rsid="00c5cc2e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7cc7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b6fec" officeooo:paragraph-rsid="002ba21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c5cc2e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772a6" officeooo:paragraph-rsid="00c5cc2e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fo:font-weight="bold" officeooo:rsid="006dac31" officeooo:paragraph-rsid="00c5cc2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fo:font-weight="bold" officeooo:rsid="007772a6" officeooo:paragraph-rsid="00c5cc2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ext_20_body">
      <style:paragraph-properties fo:margin-top="0in" fo:margin-bottom="0.1in" style:contextual-spacing="false"/>
      <style:text-properties officeooo:paragraph-rsid="00c5cc2e"/>
    </style:style>
    <style:style style:name="P34" style:family="paragraph" style:parent-style-name="Text_20_body">
      <style:paragraph-properties fo:margin-top="0in" fo:margin-bottom="0.1in" style:contextual-spacing="false" fo:text-align="start" style:justify-single-word="false"/>
      <style:text-properties officeooo:paragraph-rsid="00c5cc2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7772a6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fo:font-weight="bold" officeooo:rsid="007772a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5" style:family="text">
      <style:text-properties officeooo:rsid="007772a6"/>
    </style:style>
    <style:style style:name="T6" style:family="text">
      <style:text-properties officeooo:rsid="008b6fec"/>
    </style:style>
    <style:style style:name="T7" style:family="text">
      <style:text-properties officeooo:rsid="00c5cc2e"/>
    </style:style>
    <style:style style:name="T8" style:family="text">
      <style:text-properties officeooo:rsid="00c5eb2b"/>
    </style:style>
    <style:style style:name="T9" style:family="text">
      <style:text-properties officeooo:rsid="00c3907d"/>
    </style:style>
    <style:style style:name="T10" style:family="text">
      <style:text-properties style:text-underline-style="none"/>
    </style:style>
    <style:style style:name="T11" style:family="text">
      <style:text-properties officeooo:rsid="00c7cc72"/>
    </style:style>
    <style:style style:name="T12" style:family="text">
      <style:text-properties officeooo:rsid="00cba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8">Un homee et un chien.</text:p>
      <text:p text:style-name="P8">Un policier et son cheval.<text:tab/><text:tab/><text:tab/>[ a polisje e son xaval ]</text:p>
      <text:p text:style-name="P8">Une femme et son chien.</text:p>
      <text:p text:style-name="P8"/>
      <text:p text:style-name="P8">Une femme et sa voiture.<text:tab/><text:tab/><text:tab/>[ un fam e sa vwatur ]</text:p>
      <text:p text:style-name="P8">Une femme et son chat.</text:p>
      <text:p text:style-name="P8">Un homme et sa voiture.</text:p>
      <text:p text:style-name="P8">Un homme et son chat.</text:p>
      <text:p text:style-name="P8"/>
      <text:p text:style-name="P8">Ils mangent leur sandwich.<text:tab/><text:tab/><text:tab/>[ il manxġ lor sandwiċ ]</text:p>
      <text:p text:style-name="P8">Elles mangent leurs sandwich.</text:p>
      <text:p text:style-name="P8">Ils lisent leur journal.<text:tab/><text:tab/><text:tab/><text:tab/>[ il liż lur xġurnal ]</text:p>
      <text:p text:style-name="P8">Ils lisent leurs journaux.<text:tab/><text:tab/><text:tab/>[ il liż lur xġurno ]</text:p>
      <text:p text:style-name="P8">Elles lisent leur livre.</text:p>
      <text:p text:style-name="P8">Ils mangent leurs pommes.<text:tab/><text:tab/><text:tab/>[ il manxġ lur pom ]</text:p>
      <text:p text:style-name="P8">Elle mange sa pomme.<text:tab/><text:tab/><text:tab/>[ el manxġ sa pom ]</text:p>
      <text:p text:style-name="P8"/>
      <text:p text:style-name="P9">Une famille.<text:tab/><text:tab/><text:tab/><text:tab/><text:tab/>[ un fami ]</text:p>
      <text:p text:style-name="P9">Un homme et son fils.<text:tab/><text:tab/><text:tab/>[ a nom e so fis ]</text:p>
      <text:p text:style-name="P10">Une femme et sa fille.<text:tab/><text:tab/><text:tab/>[ in fam e sa fi ]</text:p>
      <text:p text:style-name="P10"/>
      <text:p text:style-name="P11">une fille et sa m<text:span text:style-name="T6">é</text:span>re.<text:tab/><text:tab/><text:tab/><text:tab/>[ un fi e sa mer ]</text:p>
      <text:p text:style-name="P11">une gar<text:span text:style-name="T6">ç</text:span>on et son p<text:span text:style-name="T6">é</text:span>re.<text:tab/><text:tab/><text:tab/>[ a garso e son per ]</text:p>
      <text:p text:style-name="P11"/>
      <text:p text:style-name="P11"/>
      <text:p text:style-name="P11"/>
      <text:p text:style-name="P11"/>
      <text:p text:style-name="P11">la m<text:span text:style-name="T6">é</text:span>re.</text:p>
      <text:p text:style-name="P11">la fille.</text:p>
      <text:p text:style-name="P11">le p<text:span text:style-name="T6">é</text:span>re.</text:p>
      <text:p text:style-name="P11">le fils.<text:tab/><text:tab/><text:tab/><text:tab/><text:tab/><text:tab/>[ le fis ]</text:p>
      <text:p text:style-name="P11"/>
      <text:p text:style-name="P11"><text:soft-page-break/><text:span text:style-name="T7">D</text:span>eux filles et leurs parents.<text:tab/><text:tab/><text:tab/>[ du fi e lor paro ]</text:p>
      <text:p text:style-name="P11"><text:span text:style-name="T7">U</text:span>n b<text:span text:style-name="T6">é</text:span>b<text:span text:style-name="T6">é.<text:tab/><text:tab/><text:tab/><text:tab/><text:tab/></text:span>[ a bebe ]</text:p>
      <text:p text:style-name="P11"><text:span text:style-name="T7">U</text:span>ne femme et son mari.<text:tab/><text:tab/><text:tab/>[ un fam e son mari <text:s/>]</text:p>
      <text:p text:style-name="P11"><text:span text:style-name="T7">U</text:span>ne fille et ses parents.<text:tab/><text:tab/><text:tab/>[ un fi e se paro ]</text:p>
      <text:p text:style-name="P12">Un homme et sa femme.</text:p>
      <text:p text:style-name="P12">Une femme et ses enfants.<text:tab/><text:tab/><text:tab/>[ un fam e seż qanfa ]</text:p>
      <text:p text:style-name="P12">Une p<text:span text:style-name="T6">è</text:span>re et sa fille.</text:p>
      <text:p text:style-name="P12">Des parents et leure fils.<text:tab/><text:tab/><text:tab/>[ de paro e lur fis ]</text:p>
      <text:p text:style-name="P12">Un mari et sa femme.<text:tab/><text:tab/><text:tab/><text:tab/>[ qa mari e sa fam ]</text:p>
      <text:p text:style-name="P12">Une m<text:span text:style-name="T6">è</text:span>re et son b<text:span text:style-name="T6">é</text:span>b<text:span text:style-name="T6">é</text:span>.<text:tab/><text:tab/><text:tab/>[ un mer e son bebe ]</text:p>
      <text:p text:style-name="P12">Une père et ses enfants.<text:tab/><text:tab/><text:tab/>[ un per e seż qanfa ]</text:p>
      <text:p text:style-name="P13">Le garçon et son chien jouent.<text:tab/><text:tab/>[ Le garso e son xj<text:span text:style-name="T8">a xġu</text:span> <text:s/>]<text:tab/></text:p>
      <text:p text:style-name="P13"><text:span text:style-name="T8">Le </text:span><text:span text:style-name="T9">père</text:span><text:span text:style-name="T8"> et ses fils jouent.</text:span><text:tab/><text:tab/><text:tab/><text:span text:style-name="T8">[ Le per e se fis xġu ]</text:span></text:p>
      <text:p text:style-name="P14">La <text:s/>m<text:span text:style-name="T9">è</text:span>re et ses filles jouent.<text:tab/><text:tab/><text:tab/>[ La mer e se fi xġu ]</text:p>
      <text:p text:style-name="P14">La femme et son chat jouent.<text:tab/><text:tab/>[ La fam e son xa xġu ]</text:p>
      <text:p text:style-name="P22">Les enfants ne cuisinent pas. Leur p<text:span text:style-name="T9">è</text:span>re cuisine.</text:p>
      <text:p text:style-name="P23">Le fils ne joue pas. Son père joue.<text:tab/><text:tab/>[ le fis ne xġur pa, son per ju ]</text:p>
      <text:p text:style-name="P23">Le p<text:span text:style-name="T9">è</text:span>re ne lit pas. Sa fille lit.</text:p>
      <text:p text:style-name="P23">Qui joue?</text:p>
      <text:p text:style-name="P23">Qui dort?</text:p>
      <text:p text:style-name="P23">Qui mange?</text:p>
      <text:p text:style-name="P23">Qui boit?</text:p>
      <text:p text:style-name="P14"/>
      <text:p text:style-name="P14"/>
      <text:p text:style-name="P20"/>
      <text:h text:style-name="P17" text:outline-level="3">✅ <text:span text:style-name="Strong_20_Emphasis">French Possessive Adjectiv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Owner</text:p>
            </table:table-cell>
            <table:table-cell table:style-name="Table1.A1" office:value-type="string">
              <text:p text:style-name="P7">Masculine Singular (obj)</text:p>
            </table:table-cell>
            <table:table-cell table:style-name="Table1.A1" office:value-type="string">
              <text:p text:style-name="P7">Feminine Singular (obj)</text:p>
            </table:table-cell>
            <table:table-cell table:style-name="Table1.A1" office:value-type="string">
              <text:p text:style-name="P7">Plural (any gender)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Strong_20_Emphasis"><text:span text:style-name="T2">Je</text:span></text:span><text:span text:style-name="T2"> (I)</text:span></text:p>
          </table:table-cell>
          <table:table-cell table:style-name="Table1.A1" office:value-type="string">
            <text:p text:style-name="P16"><text:span text:style-name="Strong_20_Emphasis"><text:span text:style-name="T2">mon</text:span></text:span><text:span text:style-name="T2"> (my)</text:span></text:p>
          </table:table-cell>
          <table:table-cell table:style-name="Table1.A1" office:value-type="string">
            <text:p text:style-name="P16"><text:span text:style-name="Strong_20_Emphasis"><text:span text:style-name="T2">ma</text:span></text:span><text:span text:style-name="T2"> (my)</text:span></text:p>
          </table:table-cell>
          <table:table-cell table:style-name="Table1.A1" office:value-type="string">
            <text:p text:style-name="P16"><text:span text:style-name="Strong_20_Emphasis"><text:span text:style-name="T2">mes</text:span></text:span><text:span text:style-name="T2"> (my)</text:span>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">Tu</text:span></text:span><text:span text:style-name="T2"> (You)</text:span></text:p>
          </table:table-cell>
          <table:table-cell table:style-name="Table1.A1" office:value-type="string">
            <text:p text:style-name="P16"><text:span text:style-name="Strong_20_Emphasis"><text:span text:style-name="T2">ton</text:span></text:span><text:span text:style-name="T2"> (your)</text:span></text:p>
          </table:table-cell>
          <table:table-cell table:style-name="Table1.A1" office:value-type="string">
            <text:p text:style-name="P16"><text:span text:style-name="Strong_20_Emphasis"><text:span text:style-name="T2">ta</text:span></text:span><text:span text:style-name="T2"> (your)</text:span></text:p>
          </table:table-cell>
          <table:table-cell table:style-name="Table1.A1" office:value-type="string">
            <text:p text:style-name="P16"><text:span text:style-name="Strong_20_Emphasis"><text:span text:style-name="T2">tes</text:span></text:span><text:span text:style-name="T2"> (your)</text:span>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">Il / Elle / On</text:span></text:span><text:span text:style-name="T2"> (He/She/One)</text:span></text:p>
          </table:table-cell>
          <table:table-cell table:style-name="Table1.A1" office:value-type="string">
            <text:p text:style-name="P16"><text:span text:style-name="Strong_20_Emphasis"><text:span text:style-name="T2">son</text:span></text:span><text:span text:style-name="T2"> (his/her/its)</text:span></text:p>
          </table:table-cell>
          <table:table-cell table:style-name="Table1.A1" office:value-type="string">
            <text:p text:style-name="P16"><text:span text:style-name="Strong_20_Emphasis"><text:span text:style-name="T2">sa</text:span></text:span><text:span text:style-name="T2"> (his/her/its)</text:span></text:p>
          </table:table-cell>
          <table:table-cell table:style-name="Table1.A1" office:value-type="string">
            <text:p text:style-name="P16"><text:span text:style-name="Strong_20_Emphasis"><text:span text:style-name="T2">ses</text:span></text:span><text:span text:style-name="T2"> (his/her/its)</text:span>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">Nous</text:span></text:span><text:span text:style-name="T2"> (We)</text:span></text:p>
          </table:table-cell>
          <table:table-cell table:style-name="Table1.A1" office:value-type="string">
            <text:p text:style-name="P16"><text:span text:style-name="Strong_20_Emphasis"><text:span text:style-name="T2">notre</text:span></text:span><text:span text:style-name="T2"> (our)</text:span></text:p>
          </table:table-cell>
          <table:table-cell table:style-name="Table1.A1" office:value-type="string">
            <text:p text:style-name="P16"><text:span text:style-name="Strong_20_Emphasis"><text:span text:style-name="T2">notre</text:span></text:span><text:span text:style-name="T2"> (our)</text:span></text:p>
          </table:table-cell>
          <table:table-cell table:style-name="Table1.A1" office:value-type="string">
            <text:p text:style-name="P16"><text:span text:style-name="Strong_20_Emphasis"><text:span text:style-name="T2">nos</text:span></text:span><text:span text:style-name="T2"> (our)</text:span>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">Vous</text:span></text:span><text:span text:style-name="T2"> (You)</text:span></text:p>
          </table:table-cell>
          <table:table-cell table:style-name="Table1.A1" office:value-type="string">
            <text:p text:style-name="P16"><text:span text:style-name="Strong_20_Emphasis"><text:span text:style-name="T2">votre</text:span></text:span><text:span text:style-name="T2"> (your)</text:span></text:p>
          </table:table-cell>
          <table:table-cell table:style-name="Table1.A1" office:value-type="string">
            <text:p text:style-name="P16"><text:span text:style-name="Strong_20_Emphasis"><text:span text:style-name="T2">votre</text:span></text:span><text:span text:style-name="T2"> (your)</text:span></text:p>
          </table:table-cell>
          <table:table-cell table:style-name="Table1.A1" office:value-type="string">
            <text:p text:style-name="P16"><text:span text:style-name="Strong_20_Emphasis"><text:span text:style-name="T2">vos</text:span></text:span><text:span text:style-name="T2"> (your)</text:span>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">Ils / Elles</text:span></text:span><text:span text:style-name="T2"> (They)</text:span></text:p>
          </table:table-cell>
          <table:table-cell table:style-name="Table1.A1" office:value-type="string">
            <text:p text:style-name="P16"><text:span text:style-name="Strong_20_Emphasis"><text:span text:style-name="T2">leur</text:span></text:span><text:span text:style-name="T2"> (their)</text:span></text:p>
          </table:table-cell>
          <table:table-cell table:style-name="Table1.A1" office:value-type="string">
            <text:p text:style-name="P16"><text:span text:style-name="Strong_20_Emphasis"><text:span text:style-name="T2">leur</text:span></text:span><text:span text:style-name="T2"> (their)</text:span></text:p>
          </table:table-cell>
          <table:table-cell table:style-name="Table1.A1" office:value-type="string">
            <text:p text:style-name="P16"><text:span text:style-name="Strong_20_Emphasis"><text:span text:style-name="T2">leurs</text:span></text:span><text:span text:style-name="T2"> (their)</text:span></text:p>
          </table:table-cell>
        </table:table-row>
      </table:table>
      <text:p text:style-name="P8"/>
      <text:h text:style-name="P18" text:outline-level="3"><text:soft-page-break/><text:span text:style-name="Strong_20_Emphasis"><text:span text:style-name="T10">Maltese-style Pronunciation Guide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5">French</text:p>
            </table:table-cell>
            <table:table-cell table:style-name="Table3.A1" office:value-type="string">
              <text:p text:style-name="P25">Maltese-style Pronunciation</text:p>
            </table:table-cell>
          </table:table-row>
        </table:table-header-rows>
        <table:table-row>
          <table:table-cell table:style-name="Table3.A1" office:value-type="string">
            <text:p text:style-name="P25">mon</text:p>
          </table:table-cell>
          <table:table-cell table:style-name="Table3.A1" office:value-type="string">
            <text:p text:style-name="P25">[ mo / <text:span text:style-name="T11">mon</text:span> ]</text:p>
          </table:table-cell>
        </table:table-row>
        <table:table-row>
          <table:table-cell table:style-name="Table3.A1" office:value-type="string">
            <text:p text:style-name="P25">ma</text:p>
          </table:table-cell>
          <table:table-cell table:style-name="Table3.A1" office:value-type="string">
            <text:p text:style-name="P25">[ ma ]</text:p>
          </table:table-cell>
        </table:table-row>
        <table:table-row>
          <table:table-cell table:style-name="Table3.A1" office:value-type="string">
            <text:p text:style-name="P25">mes</text:p>
          </table:table-cell>
          <table:table-cell table:style-name="Table3.A1" office:value-type="string">
            <text:p text:style-name="P25">[ me <text:s/>/ <text:s/><text:span text:style-name="T11">meż</text:span> ]</text:p>
          </table:table-cell>
        </table:table-row>
        <table:table-row>
          <table:table-cell table:style-name="Table3.A1" office:value-type="string">
            <text:p text:style-name="P25">ton</text:p>
          </table:table-cell>
          <table:table-cell table:style-name="Table3.A1" office:value-type="string">
            <text:p text:style-name="P25">[ to <text:s/>/ <text:s/><text:span text:style-name="T11">ton</text:span> ]</text:p>
          </table:table-cell>
        </table:table-row>
        <table:table-row>
          <table:table-cell table:style-name="Table3.A1" office:value-type="string">
            <text:p text:style-name="P25">ta</text:p>
          </table:table-cell>
          <table:table-cell table:style-name="Table3.A1" office:value-type="string">
            <text:p text:style-name="P25">[ ta ]</text:p>
          </table:table-cell>
        </table:table-row>
        <table:table-row>
          <table:table-cell table:style-name="Table3.A1" office:value-type="string">
            <text:p text:style-name="P25">tes</text:p>
          </table:table-cell>
          <table:table-cell table:style-name="Table3.A1" office:value-type="string">
            <text:p text:style-name="P25">[ <text:span text:style-name="T11">te <text:s/>/ <text:s/></text:span>tes ]</text:p>
          </table:table-cell>
        </table:table-row>
        <table:table-row>
          <table:table-cell table:style-name="Table3.A1" office:value-type="string">
            <text:p text:style-name="P25">son</text:p>
          </table:table-cell>
          <table:table-cell table:style-name="Table3.A1" office:value-type="string">
            <text:p text:style-name="P25">[ <text:span text:style-name="T11">so <text:s/>/ <text:s/></text:span>son ]</text:p>
          </table:table-cell>
        </table:table-row>
        <table:table-row>
          <table:table-cell table:style-name="Table3.A1" office:value-type="string">
            <text:p text:style-name="P25">sa</text:p>
          </table:table-cell>
          <table:table-cell table:style-name="Table3.A1" office:value-type="string">
            <text:p text:style-name="P25">[ sa ]</text:p>
          </table:table-cell>
        </table:table-row>
        <table:table-row>
          <table:table-cell table:style-name="Table3.A1" office:value-type="string">
            <text:p text:style-name="P25">ses</text:p>
          </table:table-cell>
          <table:table-cell table:style-name="Table3.A1" office:value-type="string">
            <text:p text:style-name="P25">[ <text:span text:style-name="T11">seż / </text:span>ses ]</text:p>
          </table:table-cell>
        </table:table-row>
        <table:table-row>
          <table:table-cell table:style-name="Table3.A1" office:value-type="string">
            <text:p text:style-name="P25">notre</text:p>
          </table:table-cell>
          <table:table-cell table:style-name="Table3.A1" office:value-type="string">
            <text:p text:style-name="P25">[ <text:span text:style-name="T11">not <text:s/>/ <text:s/></text:span>notr ]</text:p>
          </table:table-cell>
        </table:table-row>
        <table:table-row>
          <table:table-cell table:style-name="Table3.A1" office:value-type="string">
            <text:p text:style-name="P25">nos</text:p>
          </table:table-cell>
          <table:table-cell table:style-name="Table3.A1" office:value-type="string">
            <text:p text:style-name="P25">[ no<text:span text:style-name="T11">ż</text:span> ]</text:p>
          </table:table-cell>
        </table:table-row>
        <table:table-row>
          <table:table-cell table:style-name="Table3.A1" office:value-type="string">
            <text:p text:style-name="P25">votre</text:p>
          </table:table-cell>
          <table:table-cell table:style-name="Table3.A1" office:value-type="string">
            <text:p text:style-name="P25">[ votr ]</text:p>
          </table:table-cell>
        </table:table-row>
        <table:table-row>
          <table:table-cell table:style-name="Table3.A1" office:value-type="string">
            <text:p text:style-name="P25">vos</text:p>
          </table:table-cell>
          <table:table-cell table:style-name="Table3.A1" office:value-type="string">
            <text:p text:style-name="P25">[ vo <text:s/>/ <text:s/><text:span text:style-name="T11">voż</text:span> ]</text:p>
          </table:table-cell>
        </table:table-row>
        <table:table-row>
          <table:table-cell table:style-name="Table3.A1" office:value-type="string">
            <text:p text:style-name="P25">leur</text:p>
          </table:table-cell>
          <table:table-cell table:style-name="Table3.A1" office:value-type="string">
            <text:p text:style-name="P25">[ ler ]</text:p>
          </table:table-cell>
        </table:table-row>
        <table:table-row>
          <table:table-cell table:style-name="Table3.A1" office:value-type="string">
            <text:p text:style-name="P25">leurs</text:p>
          </table:table-cell>
          <table:table-cell table:style-name="Table3.A1" office:value-type="string">
            <text:p text:style-name="P25">[ <text:span text:style-name="T11">ler <text:s/>/ <text:s/></text:span>lers ]</text:p>
          </table:table-cell>
        </table:table-row>
      </table:table>
      <text:p text:style-name="P28"/>
      <text:p text:style-name="P28"/>
      <text:p text:style-name="P28"/>
      <text:p text:style-name="P34"><text:span text:style-name="T2">📌 </text:span><text:span text:style-name="Strong_20_Emphasis"><text:span text:style-name="T2">Examples</text:span></text:span></text:p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31">French Sentence</text:p>
            </table:table-cell>
            <table:table-cell table:style-name="Table5.A1" office:value-type="string">
              <text:p text:style-name="P31">Maltese-style Pronunciation</text:p>
            </table:table-cell>
            <table:table-cell table:style-name="Table5.A1" office:value-type="string">
              <text:p text:style-name="P31">Translation</text:p>
            </table:table-cell>
          </table:table-row>
        </table:table-header-rows>
        <table:table-row>
          <table:table-cell table:style-name="Table5.A1" office:value-type="string">
            <text:p text:style-name="P34"><text:span text:style-name="T2">C’est </text:span><text:span text:style-name="Strong_20_Emphasis"><text:span text:style-name="T2">mon</text:span></text:span><text:span text:style-name="T2"> chat.</text:span></text:p>
          </table:table-cell>
          <table:table-cell table:style-name="Table5.A1" office:value-type="string">
            <text:p text:style-name="P26">[ se mon xa ]</text:p>
          </table:table-cell>
          <table:table-cell table:style-name="Table5.A1" office:value-type="string">
            <text:p text:style-name="P26">It’s my cat.</text:p>
          </table:table-cell>
        </table:table-row>
        <table:table-row>
          <table:table-cell table:style-name="Table5.A1" office:value-type="string">
            <text:p text:style-name="P34"><text:span text:style-name="T2">C’est </text:span><text:span text:style-name="Strong_20_Emphasis"><text:span text:style-name="T2">ma</text:span></text:span><text:span text:style-name="T2"> voiture.</text:span></text:p>
          </table:table-cell>
          <table:table-cell table:style-name="Table5.A1" office:value-type="string">
            <text:p text:style-name="P26">[ se ma vwa-tjur ]</text:p>
          </table:table-cell>
          <table:table-cell table:style-name="Table5.A1" office:value-type="string">
            <text:p text:style-name="P26">It’s my car.</text:p>
          </table:table-cell>
        </table:table-row>
        <table:table-row>
          <table:table-cell table:style-name="Table5.A1" office:value-type="string">
            <text:p text:style-name="P34"><text:span text:style-name="T2">Ce sont </text:span><text:span text:style-name="Strong_20_Emphasis"><text:span text:style-name="T2">mes</text:span></text:span><text:span text:style-name="T2"> livres.</text:span></text:p>
          </table:table-cell>
          <table:table-cell table:style-name="Table5.A1" office:value-type="string">
            <text:p text:style-name="P26">[ se son me livʁ ]</text:p>
          </table:table-cell>
          <table:table-cell table:style-name="Table5.A1" office:value-type="string">
            <text:p text:style-name="P26">These are my books.</text:p>
          </table:table-cell>
        </table:table-row>
        <table:table-row>
          <table:table-cell table:style-name="Table5.A1" office:value-type="string">
            <text:p text:style-name="P34"><text:span text:style-name="T2">Tu aimes </text:span><text:span text:style-name="Strong_20_Emphasis"><text:span text:style-name="T2">ton</text:span></text:span><text:span text:style-name="T2"> chien ?</text:span></text:p>
          </table:table-cell>
          <table:table-cell table:style-name="Table5.A1" office:value-type="string">
            <text:p text:style-name="P26">[ tu em ton xja ]</text:p>
          </table:table-cell>
          <table:table-cell table:style-name="Table5.A1" office:value-type="string">
            <text:p text:style-name="P26">Do you like your dog?</text:p>
          </table:table-cell>
        </table:table-row>
        <table:table-row>
          <table:table-cell table:style-name="Table5.A1" office:value-type="string">
            <text:p text:style-name="P34"><text:span text:style-name="T2">Il a </text:span><text:span text:style-name="Strong_20_Emphasis"><text:span text:style-name="T2">sa</text:span></text:span><text:span text:style-name="T2"> valise.</text:span></text:p>
          </table:table-cell>
          <table:table-cell table:style-name="Table5.A1" office:value-type="string">
            <text:p text:style-name="P26">[ il a sa va-liz ]</text:p>
          </table:table-cell>
          <table:table-cell table:style-name="Table5.A1" office:value-type="string">
            <text:p text:style-name="P26">He has his suitcase.</text:p>
          </table:table-cell>
        </table:table-row>
        <table:table-row>
          <table:table-cell table:style-name="Table5.A1" office:value-type="string">
            <text:p text:style-name="P34"><text:span text:style-name="T2">Elle parle avec </text:span><text:span text:style-name="Strong_20_Emphasis"><text:span text:style-name="T2">ses</text:span></text:span><text:span text:style-name="T2"> amis.</text:span></text:p>
          </table:table-cell>
          <table:table-cell table:style-name="Table5.A1" office:value-type="string">
            <text:p text:style-name="P26">[ el parl avek ses ami ]</text:p>
          </table:table-cell>
          <table:table-cell table:style-name="Table5.A1" office:value-type="string">
            <text:p text:style-name="P26">She speaks with her friends.</text:p>
          </table:table-cell>
        </table:table-row>
        <table:table-row>
          <table:table-cell table:style-name="Table5.A1" office:value-type="string">
            <text:p text:style-name="P34"><text:span text:style-name="T2">Nous aimons </text:span><text:span text:style-name="Strong_20_Emphasis"><text:span text:style-name="T2">notre</text:span></text:span><text:span text:style-name="T2"> maison.</text:span></text:p>
          </table:table-cell>
          <table:table-cell table:style-name="Table5.A1" office:value-type="string">
            <text:p text:style-name="P26">[ nu zemon notr mejzon ]</text:p>
          </table:table-cell>
          <table:table-cell table:style-name="Table5.A1" office:value-type="string">
            <text:p text:style-name="P26">We like our house.</text:p>
          </table:table-cell>
        </table:table-row>
        <table:table-row>
          <table:table-cell table:style-name="Table5.A1" office:value-type="string">
            <text:p text:style-name="P34"><text:span text:style-name="T2">Vous parlez avec </text:span><text:span text:style-name="Strong_20_Emphasis"><text:span text:style-name="T2">vos</text:span></text:span><text:span text:style-name="T2"> collègues.</text:span></text:p>
          </table:table-cell>
          <table:table-cell table:style-name="Table5.A1" office:value-type="string">
            <text:p text:style-name="P26">[ vu parl avek voz koleg ]</text:p>
          </table:table-cell>
          <table:table-cell table:style-name="Table5.A1" office:value-type="string">
            <text:p text:style-name="P26">You speak with your colleagues.</text:p>
          </table:table-cell>
        </table:table-row>
        <table:table-row>
          <table:table-cell table:style-name="Table5.A1" office:value-type="string">
            <text:p text:style-name="P34"><text:span text:style-name="T2">Ils visitent </text:span><text:span text:style-name="Strong_20_Emphasis"><text:span text:style-name="T2">leur</text:span></text:span><text:span text:style-name="T2"> grand-mère.</text:span></text:p>
          </table:table-cell>
          <table:table-cell table:style-name="Table5.A1" office:value-type="string">
            <text:p text:style-name="P26">[ il vizit ler gran-mer ]</text:p>
          </table:table-cell>
          <table:table-cell table:style-name="Table5.A1" office:value-type="string">
            <text:p text:style-name="P26">They visit their grandmother.</text:p>
          </table:table-cell>
        </table:table-row>
        <table:table-row>
          <table:table-cell table:style-name="Table5.A1" office:value-type="string">
            <text:p text:style-name="P34"><text:span text:style-name="T2">Elles aiment </text:span><text:span text:style-name="Strong_20_Emphasis"><text:span text:style-name="T2">leurs</text:span></text:span><text:span text:style-name="T2"> enfants.</text:span></text:p>
          </table:table-cell>
          <table:table-cell table:style-name="Table5.A1" office:value-type="string">
            <text:p text:style-name="P26">[ el em lers an-fqa ]</text:p>
          </table:table-cell>
          <table:table-cell table:style-name="Table5.A1" office:value-type="string">
            <text:p text:style-name="P26">They love their children.</text:p>
          </table:table-cell>
        </table:table-row>
      </table:table>
      <text:h text:style-name="P5" text:outline-level="3"><text:soft-page-break/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6"><text:span text:style-name="Strong_20_Emphasis"><text:span text:style-name="T2">Pronoun</text:span></text:span></text:p>
            </table:table-cell>
            <table:table-cell table:style-name="Table2.B1" office:value-type="string">
              <text:h text:style-name="P6" text:outline-level="3">Conjugation</text:h>
            </table:table-cell>
            <table:table-cell table:style-name="Table2.C1" office:value-type="string">
              <text:h text:style-name="P15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16"><text:span text:style-name="Strong_20_Emphasis"><text:span text:style-name="T2">Je</text:span></text:span></text:p>
          </table:table-cell>
          <table:table-cell table:style-name="Table2.B1" office:value-type="string">
            <text:p text:style-name="P7">ai</text:p>
          </table:table-cell>
          <table:table-cell table:style-name="Table2.C1" office:value-type="string">
            <text:p text:style-name="P7">[ xġ e ]</text:p>
          </table:table-cell>
        </table:table-row>
        <table:table-row table:style-name="Table2.1">
          <table:table-cell table:style-name="Table2.A1" office:value-type="string">
            <text:p text:style-name="P16"><text:span text:style-name="Strong_20_Emphasis"><text:span text:style-name="T2">Tu</text:span></text:span></text:p>
          </table:table-cell>
          <table:table-cell table:style-name="Table2.B1" office:value-type="string">
            <text:p text:style-name="P7">as</text:p>
          </table:table-cell>
          <table:table-cell table:style-name="Table2.C1" office:value-type="string">
            <text:p text:style-name="P7">[ tu a ]</text:p>
          </table:table-cell>
        </table:table-row>
        <table:table-row table:style-name="Table2.1">
          <table:table-cell table:style-name="Table2.A1" office:value-type="string">
            <text:p text:style-name="P16"><text:span text:style-name="Strong_20_Emphasis"><text:span text:style-name="T2">Il, elle, on</text:span></text:span></text:p>
          </table:table-cell>
          <table:table-cell table:style-name="Table2.B1" office:value-type="string">
            <text:p text:style-name="P7">a</text:p>
          </table:table-cell>
          <table:table-cell table:style-name="Table2.C1" office:value-type="string">
            <text:p text:style-name="P7">[ il, el, <text:span text:style-name="T5">a / </text:span>qu <text:span text:style-name="T5">n_</text:span>a ]</text:p>
          </table:table-cell>
        </table:table-row>
        <table:table-row table:style-name="Table2.1">
          <table:table-cell table:style-name="Table2.A1" office:value-type="string">
            <text:p text:style-name="P16"><text:span text:style-name="Strong_20_Emphasis"><text:span text:style-name="T2">Nous</text:span></text:span></text:p>
          </table:table-cell>
          <table:table-cell table:style-name="Table2.B1" office:value-type="string">
            <text:p text:style-name="P7">avons</text:p>
          </table:table-cell>
          <table:table-cell table:style-name="Table2.C1" office:value-type="string">
            <text:p text:style-name="P7">[ nu <text:span text:style-name="T5">ż_</text:span>avo ]</text:p>
          </table:table-cell>
        </table:table-row>
        <table:table-row table:style-name="Table2.1">
          <table:table-cell table:style-name="Table2.A1" office:value-type="string">
            <text:p text:style-name="P16"><text:span text:style-name="Strong_20_Emphasis"><text:span text:style-name="T2">Vous</text:span></text:span></text:p>
          </table:table-cell>
          <table:table-cell table:style-name="Table2.B1" office:value-type="string">
            <text:p text:style-name="P7">avez</text:p>
          </table:table-cell>
          <table:table-cell table:style-name="Table2.C1" office:value-type="string">
            <text:p text:style-name="P7">[ vu <text:span text:style-name="T5">ż_</text:span>ave ]</text:p>
          </table:table-cell>
        </table:table-row>
        <table:table-row table:style-name="Table2.1">
          <table:table-cell table:style-name="Table2.A1" office:value-type="string">
            <text:p text:style-name="P16"><text:span text:style-name="Strong_20_Emphasis"><text:span text:style-name="T2">Ils, elles</text:span></text:span></text:p>
          </table:table-cell>
          <table:table-cell table:style-name="Table2.B1" office:value-type="string">
            <text:p text:style-name="P7">ont</text:p>
          </table:table-cell>
          <table:table-cell table:style-name="Table2.C1" office:value-type="string">
            <text:p text:style-name="P7">[ il, el <text:span text:style-name="T5">ż</text:span>_o ]</text:p>
          </table:table-cell>
        </table:table-row>
      </table:table>
      <text:p text:style-name="P29"/>
      <text:p text:style-name="P16"><text:span text:style-name="T4">Examples of </text:span><text:span text:style-name="Emphasis"><text:span text:style-name="T4">avoir</text:span></text:span><text:span text:style-name="T4"> in use:</text:span></text:p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32">French</text:p>
            </table:table-cell>
            <table:table-cell table:style-name="Table6.A1" office:value-type="string">
              <text:p text:style-name="P32">Maltese-style</text:p>
            </table:table-cell>
            <table:table-cell table:style-name="Table6.A1" office:value-type="string">
              <text:p text:style-name="P32">Translation</text:p>
            </table:table-cell>
          </table:table-row>
        </table:table-header-rows>
        <table:table-row>
          <table:table-cell table:style-name="Table6.A1" office:value-type="string">
            <text:p text:style-name="P30">J’ai un chat.</text:p>
          </table:table-cell>
          <table:table-cell table:style-name="Table6.A1" office:value-type="string">
            <text:p text:style-name="P30">[ xġ e qa xa ]</text:p>
          </table:table-cell>
          <table:table-cell table:style-name="Table6.A1" office:value-type="string">
            <text:p text:style-name="P30">I have a cat.</text:p>
          </table:table-cell>
        </table:table-row>
        <table:table-row>
          <table:table-cell table:style-name="Table6.A1" office:value-type="string">
            <text:p text:style-name="P30">Tu as une voiture ?</text:p>
          </table:table-cell>
          <table:table-cell table:style-name="Table6.A1" office:value-type="string">
            <text:p text:style-name="P30">[ tu a qun vwa-tjur? ]</text:p>
          </table:table-cell>
          <table:table-cell table:style-name="Table6.A1" office:value-type="string">
            <text:p text:style-name="P30">Do you have a car?</text:p>
          </table:table-cell>
        </table:table-row>
        <table:table-row>
          <table:table-cell table:style-name="Table6.A1" office:value-type="string">
            <text:p text:style-name="P30">Il a un livre.</text:p>
          </table:table-cell>
          <table:table-cell table:style-name="Table6.A1" office:value-type="string">
            <text:p text:style-name="P30">[ il a qa liv<text:span text:style-name="T12">r</text:span> ]</text:p>
          </table:table-cell>
          <table:table-cell table:style-name="Table6.A1" office:value-type="string">
            <text:p text:style-name="P30">He has a book.</text:p>
          </table:table-cell>
        </table:table-row>
        <table:table-row>
          <table:table-cell table:style-name="Table6.A1" office:value-type="string">
            <text:p text:style-name="P30">Nous avons deux chiens.</text:p>
          </table:table-cell>
          <table:table-cell table:style-name="Table6.A1" office:value-type="string">
            <text:p text:style-name="P30">[ nu ż_avo do <text:span text:style-name="T12">xja</text:span> ]</text:p>
          </table:table-cell>
          <table:table-cell table:style-name="Table6.A1" office:value-type="string">
            <text:p text:style-name="P30">We have two dogs.</text:p>
          </table:table-cell>
        </table:table-row>
        <table:table-row>
          <table:table-cell table:style-name="Table6.A1" office:value-type="string">
            <text:p text:style-name="P30">Vous avez une maison.</text:p>
          </table:table-cell>
          <table:table-cell table:style-name="Table6.A1" office:value-type="string">
            <text:p text:style-name="P30">[ vu ż_ave qun me<text:span text:style-name="T12">żo</text:span> ]</text:p>
          </table:table-cell>
          <table:table-cell table:style-name="Table6.A1" office:value-type="string">
            <text:p text:style-name="P30">You have a house.</text:p>
          </table:table-cell>
        </table:table-row>
        <table:table-row>
          <table:table-cell table:style-name="Table6.A1" office:value-type="string">
            <text:p text:style-name="P30">Elles ont des enfants.</text:p>
          </table:table-cell>
          <table:table-cell table:style-name="Table6.A1" office:value-type="string">
            <text:p text:style-name="P30">[ e<text:span text:style-name="T12">lle </text:span>ż_o de<text:span text:style-name="T12">ż</text:span> an-fqa ]</text:p>
          </table:table-cell>
          <table:table-cell table:style-name="Table6.A1" office:value-type="string">
            <text:p text:style-name="P30">They have children.</text:p>
          </table:table-cell>
        </table:table-row>
      </table:table>
      <text:p text:style-name="P30"/>
      <text:h text:style-name="P6" text:outline-level="3">🔍 Difference Summary</text:h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p text:style-name="P16"><text:span text:style-name="Strong_20_Emphasis"><text:span text:style-name="T2">Type</text:span></text:span></text:p>
            </table:table-cell>
            <table:table-cell table:style-name="Table4.A1" office:value-type="string">
              <text:p text:style-name="P16"><text:span text:style-name="Strong_20_Emphasis"><text:span text:style-name="T2">Example</text:span></text:span></text:p>
            </table:table-cell>
            <table:table-cell table:style-name="Table4.A1" office:value-type="string">
              <text:p text:style-name="P16"><text:span text:style-name="Strong_20_Emphasis"><text:span text:style-name="T2">Function</text:span></text:span></text:p>
            </table:table-cell>
          </table:table-row>
        </table:table-header-rows>
        <table:table-row>
          <table:table-cell table:style-name="Table4.A1" office:value-type="string">
            <text:p text:style-name="P16"><text:span text:style-name="T2">✅ </text:span><text:span text:style-name="Strong_20_Emphasis"><text:span text:style-name="T2">Possessive adjective</text:span></text:span></text:p>
          </table:table-cell>
          <table:table-cell table:style-name="Table4.A1" office:value-type="string">
            <text:p text:style-name="P16"><text:span text:style-name="Emphasis"><text:span text:style-name="T2">mon</text:span></text:span><text:span text:style-name="T2">, </text:span><text:span text:style-name="Emphasis"><text:span text:style-name="T2">ma</text:span></text:span><text:span text:style-name="T2">, </text:span><text:span text:style-name="Emphasis"><text:span text:style-name="T2">ses</text:span></text:span></text:p>
          </table:table-cell>
          <table:table-cell table:style-name="Table4.A1" office:value-type="string">
            <text:p text:style-name="P16"><text:span text:style-name="T2">Shows </text:span><text:span text:style-name="Strong_20_Emphasis"><text:span text:style-name="T2">who owns</text:span></text:span><text:span text:style-name="T2"> something</text:span></text:p>
          </table:table-cell>
        </table:table-row>
        <table:table-row>
          <table:table-cell table:style-name="Table4.A1" office:value-type="string">
            <text:p text:style-name="P16"><text:span text:style-name="T2">✅ </text:span><text:span text:style-name="Strong_20_Emphasis"><text:span text:style-name="T2">Verb: avoir (to have)</text:span></text:span></text:p>
          </table:table-cell>
          <table:table-cell table:style-name="Table4.A1" office:value-type="string">
            <text:p text:style-name="P16"><text:span text:style-name="Emphasis"><text:span text:style-name="T2">j’ai</text:span></text:span><text:span text:style-name="T2">, </text:span><text:span text:style-name="Emphasis"><text:span text:style-name="T2">tu as</text:span></text:span></text:p>
          </table:table-cell>
          <table:table-cell table:style-name="Table4.A1" office:value-type="string">
            <text:p text:style-name="P16"><text:span text:style-name="T2">Says </text:span><text:span text:style-name="Strong_20_Emphasis"><text:span text:style-name="T2">someone has</text:span></text:span><text:span text:style-name="T2"> something</text:span></text:p>
          </table:table-cell>
        </table:table-row>
      </table:table>
      <text:p text:style-name="P7"/>
      <text:p text:style-name="P27">é è à ù â ê î ô û ë ï ü ç œ æ É È À Ù Â Ê Î Ô Û Ë Ï Ü Ç Œ 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5-29T19:08:56.928405772</dc:date>
    <meta:editing-duration>PT16H13M49S</meta:editing-duration>
    <meta:editing-cycles>112</meta:editing-cycles>
    <meta:generator>LibreOffice/24.2.7.2$Linux_X86_64 LibreOffice_project/420$Build-2</meta:generator>
    <meta:document-statistic meta:table-count="6" meta:image-count="0" meta:object-count="0" meta:page-count="4" meta:paragraph-count="198" meta:word-count="890" meta:character-count="3783" meta:non-whitespace-character-count="3011"/>
  </office:meta>
</office:document-meta>
</file>